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728in" svg:y="3.3106in">
            <draw:object draw:notify-on-update-of-ranges="Sheet1.H2:Sheet1.H2 Sheet1.H3:Sheet1.H19 Sheet1.I2:Sheet1.I2 Sheet1.I3:Sheet1.I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Winkel</text:p>
          </table:table-cell>
          <table:table-cell office:value-type="string">
            <text:p>Frequenz in MHz</text:p>
          </table:table-cell>
          <table:table-cell office:value-type="string">
            <text:p>LSR in km/s</text:p>
          </table:table-cell>
          <table:table-cell/>
          <table:table-cell office:value-type="string">
            <text:p>auf uns zu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0.59">
            <text:p>1420.59</text:p>
          </table:table-cell>
          <table:table-cell office:value-type="float" office:value="-39.79">
            <text:p>-39.79</text:p>
          </table:table-cell>
          <table:table-cell/>
          <table:table-cell table:formula="of:=(1420.406-[.B2])/1420.406*299792" office:value-type="float" office:value="-38.8351837432331">
            <text:p>-38.8351837432</text:p>
          </table:table-cell>
          <table:table-cell table:formula="of:=[.E2]-[.C2]" office:value-type="float" office:value="0.954816256766918">
            <text:p>0.9548162568</text:p>
          </table:table-cell>
          <table:table-cell/>
          <table:table-cell table:formula="of:=[.A2]" office:value-type="float" office:value="0">
            <text:p>0</text:p>
          </table:table-cell>
          <table:table-cell table:formula="of:=[.F2]" office:value-type="float" office:value="0.954816256766918">
            <text:p>0.954816256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20.58">
            <text:p>1420.58</text:p>
          </table:table-cell>
          <table:table-cell office:value-type="float" office:value="-40.95">
            <text:p>-40.95</text:p>
          </table:table-cell>
          <table:table-cell/>
          <table:table-cell table:formula="of:=(1420.406-[.B3])/1420.406*299792" office:value-type="float" office:value="-36.7245759311024">
            <text:p>-36.7245759311</text:p>
          </table:table-cell>
          <table:table-cell table:formula="of:=[.E3]-[.C3]" office:value-type="float" office:value="4.22542406889759">
            <text:p>4.2254240689</text:p>
          </table:table-cell>
          <table:table-cell/>
          <table:table-cell table:formula="of:=[.A3]" office:value-type="float" office:value="5">
            <text:p>5</text:p>
          </table:table-cell>
          <table:table-cell table:formula="of:=[.F3]" office:value-type="float" office:value="4.22542406889759">
            <text:p>4.225424068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420.58">
            <text:p>1420.58</text:p>
          </table:table-cell>
          <table:table-cell office:value-type="float" office:value="-41.83">
            <text:p>-41.83</text:p>
          </table:table-cell>
          <table:table-cell/>
          <table:table-cell table:formula="of:=(1420.406-[.B4])/1420.406*299792" office:value-type="float" office:value="-36.7245759311024">
            <text:p>-36.7245759311</text:p>
          </table:table-cell>
          <table:table-cell table:formula="of:=[.E4]-[.C4]" office:value-type="float" office:value="5.10542406889758">
            <text:p>5.1054240689</text:p>
          </table:table-cell>
          <table:table-cell/>
          <table:table-cell table:formula="of:=[.A4]" office:value-type="float" office:value="10">
            <text:p>10</text:p>
          </table:table-cell>
          <table:table-cell table:formula="of:=[.F4]" office:value-type="float" office:value="5.10542406889758">
            <text:p>5.105424068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420.58">
            <text:p>1420.58</text:p>
          </table:table-cell>
          <table:table-cell office:value-type="float" office:value="-42.4">
            <text:p>-42.4</text:p>
          </table:table-cell>
          <table:table-cell/>
          <table:table-cell table:formula="of:=(1420.406-[.B5])/1420.406*299792" office:value-type="float" office:value="-36.7245759311024">
            <text:p>-36.7245759311</text:p>
          </table:table-cell>
          <table:table-cell table:formula="of:=[.E5]-[.C5]" office:value-type="float" office:value="5.67542406889758">
            <text:p>5.6754240689</text:p>
          </table:table-cell>
          <table:table-cell/>
          <table:table-cell table:formula="of:=[.A5]" office:value-type="float" office:value="15">
            <text:p>15</text:p>
          </table:table-cell>
          <table:table-cell table:formula="of:=[.F5]" office:value-type="float" office:value="5.67542406889758">
            <text:p>5.675424068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20.58">
            <text:p>1420.58</text:p>
          </table:table-cell>
          <table:table-cell office:value-type="float" office:value="-42.63">
            <text:p>-42.63</text:p>
          </table:table-cell>
          <table:table-cell/>
          <table:table-cell table:formula="of:=(1420.406-[.B6])/1420.406*299792" office:value-type="float" office:value="-36.7245759311024">
            <text:p>-36.7245759311</text:p>
          </table:table-cell>
          <table:table-cell table:formula="of:=[.E6]-[.C6]" office:value-type="float" office:value="5.90542406889759">
            <text:p>5.9054240689</text:p>
          </table:table-cell>
          <table:table-cell/>
          <table:table-cell table:formula="of:=[.A6]" office:value-type="float" office:value="20">
            <text:p>20</text:p>
          </table:table-cell>
          <table:table-cell table:formula="of:=[.F6]" office:value-type="float" office:value="5.90542406889759">
            <text:p>5.905424068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20.6">
            <text:p>1420.6</text:p>
          </table:table-cell>
          <table:table-cell office:value-type="float" office:value="-42.56">
            <text:p>-42.56</text:p>
          </table:table-cell>
          <table:table-cell/>
          <table:table-cell table:formula="of:=(1420.406-[.B7])/1420.406*299792" office:value-type="float" office:value="-40.9457915553638">
            <text:p>-40.9457915554</text:p>
          </table:table-cell>
          <table:table-cell table:formula="of:=[.E7]-[.C7]" office:value-type="float" office:value="1.61420844463625">
            <text:p>1.6142084446</text:p>
          </table:table-cell>
          <table:table-cell/>
          <table:table-cell table:formula="of:=[.A7]" office:value-type="float" office:value="25">
            <text:p>25</text:p>
          </table:table-cell>
          <table:table-cell table:formula="of:=[.F7]" office:value-type="float" office:value="1.61420844463625">
            <text:p>1.614208444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20.56">
            <text:p>1420.56</text:p>
          </table:table-cell>
          <table:table-cell office:value-type="float" office:value="-42.1">
            <text:p>-42.1</text:p>
          </table:table-cell>
          <table:table-cell/>
          <table:table-cell table:formula="of:=(1420.406-[.B8])/1420.406*299792" office:value-type="float" office:value="-32.5033603068411">
            <text:p>-32.5033603068</text:p>
          </table:table-cell>
          <table:table-cell table:formula="of:=[.E8]-[.C8]" office:value-type="float" office:value="9.59663969315892">
            <text:p>9.5966396932</text:p>
          </table:table-cell>
          <table:table-cell/>
          <table:table-cell table:formula="of:=[.A8]" office:value-type="float" office:value="30">
            <text:p>30</text:p>
          </table:table-cell>
          <table:table-cell table:formula="of:=[.F8]" office:value-type="float" office:value="9.59663969315892">
            <text:p>9.596639693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20.56">
            <text:p>1420.56</text:p>
          </table:table-cell>
          <table:table-cell office:value-type="float" office:value="-41.39">
            <text:p>-41.39</text:p>
          </table:table-cell>
          <table:table-cell/>
          <table:table-cell table:formula="of:=(1420.406-[.B9])/1420.406*299792" office:value-type="float" office:value="-32.5033603068411">
            <text:p>-32.5033603068</text:p>
          </table:table-cell>
          <table:table-cell table:formula="of:=[.E9]-[.C9]" office:value-type="float" office:value="8.88663969315892">
            <text:p>8.8866396932</text:p>
          </table:table-cell>
          <table:table-cell/>
          <table:table-cell table:formula="of:=[.A9]" office:value-type="float" office:value="35">
            <text:p>35</text:p>
          </table:table-cell>
          <table:table-cell table:formula="of:=[.F9]" office:value-type="float" office:value="8.88663969315892">
            <text:p>8.886639693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20.56">
            <text:p>1420.56</text:p>
          </table:table-cell>
          <table:table-cell office:value-type="float" office:value="-40.3">
            <text:p>-40.3</text:p>
          </table:table-cell>
          <table:table-cell/>
          <table:table-cell table:formula="of:=(1420.406-[.B10])/1420.406*299792" office:value-type="float" office:value="-32.5033603068411">
            <text:p>-32.5033603068</text:p>
          </table:table-cell>
          <table:table-cell table:formula="of:=[.E10]-[.C10]" office:value-type="float" office:value="7.79663969315892">
            <text:p>7.7966396932</text:p>
          </table:table-cell>
          <table:table-cell/>
          <table:table-cell table:formula="of:=[.A10]" office:value-type="float" office:value="40">
            <text:p>40</text:p>
          </table:table-cell>
          <table:table-cell table:formula="of:=[.F10]" office:value-type="float" office:value="7.79663969315892">
            <text:p>7.79663969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420.55">
            <text:p>1420.55</text:p>
          </table:table-cell>
          <table:table-cell office:value-type="float" office:value="-37.28">
            <text:p>-37.28</text:p>
          </table:table-cell>
          <table:table-cell/>
          <table:table-cell table:formula="of:=(1420.406-[.B11])/1420.406*299792" office:value-type="float" office:value="-30.3927524947104">
            <text:p>-30.3927524947</text:p>
          </table:table-cell>
          <table:table-cell table:formula="of:=[.E11]-[.C11]" office:value-type="float" office:value="6.88724750528959">
            <text:p>6.8872475053</text:p>
          </table:table-cell>
          <table:table-cell/>
          <table:table-cell table:formula="of:=[.A11]" office:value-type="float" office:value="50">
            <text:p>50</text:p>
          </table:table-cell>
          <table:table-cell table:formula="of:=[.F11]" office:value-type="float" office:value="6.88724750528959">
            <text:p>6.887247505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420.53">
            <text:p>1420.53</text:p>
          </table:table-cell>
          <table:table-cell office:value-type="float" office:value="-35.37">
            <text:p>-35.37</text:p>
          </table:table-cell>
          <table:table-cell/>
          <table:table-cell table:formula="of:=(1420.406-[.B12])/1420.406*299792" office:value-type="float" office:value="-26.1715368704491">
            <text:p>-26.1715368704</text:p>
          </table:table-cell>
          <table:table-cell table:formula="of:=[.E12]-[.C12]" office:value-type="float" office:value="9.19846312955092">
            <text:p>9.1984631296</text:p>
          </table:table-cell>
          <table:table-cell/>
          <table:table-cell table:formula="of:=[.A12]" office:value-type="float" office:value="55">
            <text:p>55</text:p>
          </table:table-cell>
          <table:table-cell table:formula="of:=[.F12]" office:value-type="float" office:value="9.19846312955092">
            <text:p>9.198463129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420.52">
            <text:p>1420.52</text:p>
          </table:table-cell>
          <table:table-cell office:value-type="float" office:value="-33.16">
            <text:p>-33.16</text:p>
          </table:table-cell>
          <table:table-cell/>
          <table:table-cell table:formula="of:=(1420.406-[.B13])/1420.406*299792" office:value-type="float" office:value="-24.0609290583184">
            <text:p>-24.0609290583</text:p>
          </table:table-cell>
          <table:table-cell table:formula="of:=[.E13]-[.C13]" office:value-type="float" office:value="9.09907094168159">
            <text:p>9.0990709417</text:p>
          </table:table-cell>
          <table:table-cell/>
          <table:table-cell table:formula="of:=[.A13]" office:value-type="float" office:value="60">
            <text:p>60</text:p>
          </table:table-cell>
          <table:table-cell table:formula="of:=[.F13]" office:value-type="float" office:value="9.09907094168159">
            <text:p>9.0990709417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20.52">
            <text:p>1420.52</text:p>
          </table:table-cell>
          <table:table-cell office:value-type="float" office:value="-30.7">
            <text:p>-30.7</text:p>
          </table:table-cell>
          <table:table-cell/>
          <table:table-cell table:formula="of:=(1420.406-[.B14])/1420.406*299792" office:value-type="float" office:value="-24.0609290583184">
            <text:p>-24.0609290583</text:p>
          </table:table-cell>
          <table:table-cell table:formula="of:=[.E14]-[.C14]" office:value-type="float" office:value="6.63907094168159">
            <text:p>6.6390709417</text:p>
          </table:table-cell>
          <table:table-cell/>
          <table:table-cell table:formula="of:=[.A14]" office:value-type="float" office:value="65">
            <text:p>65</text:p>
          </table:table-cell>
          <table:table-cell table:formula="of:=[.F14]" office:value-type="float" office:value="6.63907094168159">
            <text:p>6.639070941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420.51">
            <text:p>1420.51</text:p>
          </table:table-cell>
          <table:table-cell office:value-type="float" office:value="-28.03">
            <text:p>-28.03</text:p>
          </table:table-cell>
          <table:table-cell/>
          <table:table-cell table:formula="of:=(1420.406-[.B15])/1420.406*299792" office:value-type="float" office:value="-21.9503212461877">
            <text:p>-21.9503212462</text:p>
          </table:table-cell>
          <table:table-cell table:formula="of:=[.E15]-[.C15]" office:value-type="float" office:value="6.07967875381226">
            <text:p>6.0796787538</text:p>
          </table:table-cell>
          <table:table-cell/>
          <table:table-cell table:formula="of:=[.A15]" office:value-type="float" office:value="70">
            <text:p>70</text:p>
          </table:table-cell>
          <table:table-cell table:formula="of:=[.F15]" office:value-type="float" office:value="6.07967875381226">
            <text:p>6.079678753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420.51">
            <text:p>1420.51</text:p>
          </table:table-cell>
          <table:table-cell office:value-type="float" office:value="-25.03">
            <text:p>-25.03</text:p>
          </table:table-cell>
          <table:table-cell/>
          <table:table-cell table:formula="of:=(1420.406-[.B16])/1420.406*299792" office:value-type="float" office:value="-21.9503212461877">
            <text:p>-21.9503212462</text:p>
          </table:table-cell>
          <table:table-cell table:formula="of:=[.E16]-[.C16]" office:value-type="float" office:value="3.07967875381226">
            <text:p>3.0796787538</text:p>
          </table:table-cell>
          <table:table-cell/>
          <table:table-cell table:formula="of:=[.A16]" office:value-type="float" office:value="75">
            <text:p>75</text:p>
          </table:table-cell>
          <table:table-cell table:formula="of:=[.F16]" office:value-type="float" office:value="3.07967875381226">
            <text:p>3.0796787538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20.5">
            <text:p>1420.5</text:p>
          </table:table-cell>
          <table:table-cell office:value-type="float" office:value="-21.93">
            <text:p>-21.93</text:p>
          </table:table-cell>
          <table:table-cell/>
          <table:table-cell table:formula="of:=(1420.406-[.B17])/1420.406*299792" office:value-type="float" office:value="-19.8397134340571">
            <text:p>-19.8397134341</text:p>
          </table:table-cell>
          <table:table-cell table:formula="of:=[.E17]-[.C17]" office:value-type="float" office:value="2.09028656594293">
            <text:p>2.0902865659</text:p>
          </table:table-cell>
          <table:table-cell/>
          <table:table-cell table:formula="of:=[.A17]" office:value-type="float" office:value="80">
            <text:p>80</text:p>
          </table:table-cell>
          <table:table-cell table:formula="of:=[.F17]" office:value-type="float" office:value="2.09028656594293">
            <text:p>2.090286565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20.5">
            <text:p>1420.5</text:p>
          </table:table-cell>
          <table:table-cell office:value-type="float" office:value="-18.73">
            <text:p>-18.73</text:p>
          </table:table-cell>
          <table:table-cell/>
          <table:table-cell table:formula="of:=(1420.406-[.B18])/1420.406*299792" office:value-type="float" office:value="-19.8397134340571">
            <text:p>-19.8397134341</text:p>
          </table:table-cell>
          <table:table-cell table:formula="of:=[.E18]-[.C18]" office:value-type="float" office:value="-1.10971343405707">
            <text:p>-1.1097134341</text:p>
          </table:table-cell>
          <table:table-cell/>
          <table:table-cell table:formula="of:=[.A18]" office:value-type="float" office:value="85">
            <text:p>85</text:p>
          </table:table-cell>
          <table:table-cell table:formula="of:=[.F18]" office:value-type="float" office:value="-1.10971343405707">
            <text:p>-1.109713434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420.51">
            <text:p>1420.51</text:p>
          </table:table-cell>
          <table:table-cell office:value-type="float" office:value="-15.33">
            <text:p>-15.33</text:p>
          </table:table-cell>
          <table:table-cell/>
          <table:table-cell table:formula="of:=(1420.406-[.B19])/1420.406*299792" office:value-type="float" office:value="-21.9503212461877">
            <text:p>-21.9503212462</text:p>
          </table:table-cell>
          <table:table-cell table:formula="of:=[.E19]-[.C19]" office:value-type="float" office:value="-6.62032124618774">
            <text:p>-6.6203212462</text:p>
          </table:table-cell>
          <table:table-cell/>
          <table:table-cell table:formula="of:=[.A19]" office:value-type="float" office:value="90">
            <text:p>90</text:p>
          </table:table-cell>
          <table:table-cell table:formula="of:=[.F19]" office:value-type="float" office:value="-6.62032124618774">
            <text:p>-6.620321246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D2:Sheet1.F2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4T19:23:02</meta:creation-date>
    <dc:date>2014-03-14T19:42:08</dc:date>
    <meta:editing-duration>PT3M56S</meta:editing-duration>
    <meta:editing-cycles>1</meta:editing-cycles>
    <meta:document-statistic meta:table-count="3" meta:cell-count="13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02cm" svg:y="4.201cm" style:legend-expansion="high" chart:style-name="ch2"/>
        <chart:plot-area chart:style-name="ch3" table:cell-range-address="Sheet1.H2:Sheet1.I19" chart:data-source-has-labels="both" svg:x="0.77cm" svg:y="0.855cm" svg:width="11.692cm" svg:height="7.545cm">
          <chartooo:coordinate-region svg:x="1.391cm" svg:y="1.055cm" svg:width="10.791cm" svg:height="7.146cm"/>
          <chart:axis chart:dimension="x" chart:name="primary-x" chart:style-name="ch4" chartooo:axis-type="auto">
            <chart:categories table:cell-range-address="Sheet1.H3:Sheet1.H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3:Sheet1.I19" chart:label-cell-address="Sheet1.I2:Sheet1.I2" chart:class="chart:scatter">
            <chart:domain table:cell-range-address="Sheet1.H3:Sheet1.H19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9548162568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Sheet1.H3:Sheet1.H19</svg:desc>
                </draw:g>
              </table:table-cell>
              <table:table-cell office:value-type="float" office:value="4.22542406889759">
                <text:p>4.22542406889759</text:p>
                <draw:g>
                  <svg:desc>Sheet1.I3:Sheet1.I19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10542406889758">
                <text:p>5.105424068897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.67542406889758">
                <text:p>5.6754240688975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90542406889759">
                <text:p>5.9054240688975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61420844463625">
                <text:p>1.614208444636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.59663969315892">
                <text:p>9.5966396931589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.88663969315892">
                <text:p>8.886639693158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.79663969315892">
                <text:p>7.796639693158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6.88724750528959">
                <text:p>6.88724750528959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9.19846312955092">
                <text:p>9.198463129550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9.09907094168159">
                <text:p>9.0990709416815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.63907094168159">
                <text:p>6.6390709416815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.07967875381226">
                <text:p>6.07967875381226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.07967875381226">
                <text:p>3.0796787538122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09028656594293">
                <text:p>2.09028656594293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-1.10971343405707">
                <text:p>-1.109713434057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6.62032124618774">
                <text:p>-6.620321246187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